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bc02e" officeooo:paragraph-rsid="000bc02e"/>
    </style:style>
    <style:style style:name="P2" style:family="paragraph" style:parent-style-name="Standard">
      <style:paragraph-properties fo:text-align="justify" style:justify-single-word="false"/>
      <style:text-properties officeooo:rsid="000bc02e" officeooo:paragraph-rsid="000ed89e"/>
    </style:style>
    <style:style style:name="P3" style:family="paragraph" style:parent-style-name="Standard">
      <style:paragraph-properties fo:text-align="justify" style:justify-single-word="false"/>
      <style:text-properties officeooo:rsid="000bc02e" officeooo:paragraph-rsid="0010ce7d"/>
    </style:style>
    <style:style style:name="P4" style:family="paragraph" style:parent-style-name="Standard">
      <style:paragraph-properties fo:text-align="justify" style:justify-single-word="false"/>
      <style:text-properties officeooo:rsid="000bc02e" officeooo:paragraph-rsid="001d2fb1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ed89e" officeooo:paragraph-rsid="000ed89e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307ff" officeooo:paragraph-rsid="001307ff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307ff" officeooo:paragraph-rsid="0019ee81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bc02e" officeooo:paragraph-rsid="000bc02e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paragraph-rsid="001c4f60"/>
    </style:style>
    <style:style style:name="P10" style:family="paragraph" style:parent-style-name="Standard">
      <style:paragraph-properties fo:text-align="justify" style:justify-single-word="false"/>
      <style:text-properties officeooo:paragraph-rsid="001d2fb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93e0" style:font-weight-asian="bold" style:font-weight-complex="bold"/>
    </style:style>
    <style:style style:name="T3" style:family="text">
      <style:text-properties fo:font-weight="bold" officeooo:rsid="000ed89e" style:font-weight-asian="bold" style:font-weight-complex="bold"/>
    </style:style>
    <style:style style:name="T4" style:family="text">
      <style:text-properties fo:font-weight="bold" officeooo:rsid="000f466d" style:font-weight-asian="bold" style:font-weight-complex="bold"/>
    </style:style>
    <style:style style:name="T5" style:family="text">
      <style:text-properties fo:font-weight="bold" officeooo:rsid="0010ce7d" style:font-weight-asian="bold" style:font-weight-complex="bold"/>
    </style:style>
    <style:style style:name="T6" style:family="text">
      <style:text-properties fo:font-weight="bold" officeooo:rsid="001d2fb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d93e0" style:font-weight-asian="normal" style:font-weight-complex="normal"/>
    </style:style>
    <style:style style:name="T9" style:family="text">
      <style:text-properties fo:font-weight="normal" officeooo:rsid="000ed89e" style:font-weight-asian="normal" style:font-weight-complex="normal"/>
    </style:style>
    <style:style style:name="T10" style:family="text">
      <style:text-properties fo:font-weight="normal" officeooo:rsid="000f466d" style:font-weight-asian="normal" style:font-weight-complex="normal"/>
    </style:style>
    <style:style style:name="T11" style:family="text">
      <style:text-properties fo:font-weight="normal" officeooo:rsid="0010ce7d" style:font-weight-asian="normal" style:font-weight-complex="normal"/>
    </style:style>
    <style:style style:name="T12" style:family="text">
      <style:text-properties fo:font-weight="normal" officeooo:rsid="001131e1" style:font-weight-asian="normal" style:font-weight-complex="normal"/>
    </style:style>
    <style:style style:name="T13" style:family="text">
      <style:text-properties fo:font-weight="normal" officeooo:rsid="00150693" style:font-weight-asian="normal" style:font-weight-complex="normal"/>
    </style:style>
    <style:style style:name="T14" style:family="text">
      <style:text-properties fo:font-weight="normal" officeooo:rsid="001586cb" style:font-weight-asian="normal" style:font-weight-complex="normal"/>
    </style:style>
    <style:style style:name="T15" style:family="text">
      <style:text-properties fo:font-weight="normal" officeooo:rsid="00170fca" style:font-weight-asian="normal" style:font-weight-complex="normal"/>
    </style:style>
    <style:style style:name="T16" style:family="text">
      <style:text-properties fo:font-weight="normal" officeooo:rsid="000bc02e" style:font-weight-asian="normal" style:font-weight-complex="normal"/>
    </style:style>
    <style:style style:name="T17" style:family="text">
      <style:text-properties fo:font-weight="normal" officeooo:rsid="00174f2b" style:font-weight-asian="normal" style:font-weight-complex="normal"/>
    </style:style>
    <style:style style:name="T18" style:family="text">
      <style:text-properties fo:font-weight="normal" officeooo:rsid="00192386" style:font-weight-asian="normal" style:font-weight-complex="normal"/>
    </style:style>
    <style:style style:name="T19" style:family="text">
      <style:text-properties fo:font-weight="normal" officeooo:rsid="0019ee81" style:font-weight-asian="normal" style:font-weight-complex="normal"/>
    </style:style>
    <style:style style:name="T20" style:family="text">
      <style:text-properties fo:font-weight="normal" officeooo:rsid="001d2fb1" style:font-weight-asian="normal" style:font-weight-complex="normal"/>
    </style:style>
    <style:style style:name="T21" style:family="text">
      <style:text-properties fo:font-weight="normal" officeooo:rsid="001e0486" style:font-weight-asian="normal" style:font-weight-complex="normal"/>
    </style:style>
    <style:style style:name="T22" style:family="text">
      <style:text-properties officeooo:rsid="001131e1"/>
    </style:style>
    <style:style style:name="T23" style:family="text">
      <style:text-properties officeooo:rsid="001923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escrição textual dos casos de uso</text:p>
      <text:p text:style-name="P1">1.<text:tab/><text:span text:style-name="T1">Nome:</text:span> Realizar Inscrição</text:p>
      <text:p text:style-name="P1"><text:tab/><text:span text:style-name="T6">Identificador: </text:span><text:span text:style-name="T20">CSU01.</text:span></text:p>
      <text:p text:style-name="P1"><text:span text:style-name="T20"><text:tab/></text:span><text:span text:style-name="T6">Importância: </text:span><text:span text:style-name="T20">Risco alto e prioridade alta.</text:span></text:p>
      <text:p text:style-name="P1"><text:span text:style-name="T20"><text:tab/></text:span><text:span text:style-name="T6">Sumário: </text:span><text:span text:style-name="T20">Aluno usa sistema para realizar inscrição em Turmas.</text:span></text:p>
      <text:p text:style-name="P1"><text:span text:style-name="T20"><text:tab/></text:span><text:span text:style-name="T6">Ator primário: </text:span><text:span text:style-name="T20">Aluno.</text:span></text:p>
      <text:p text:style-name="P1"><text:span text:style-name="T6"><text:tab/>Atores secundários: </text:span><text:span text:style-name="T20">Sistema de Faturamento.</text:span></text:p>
      <text:p text:style-name="P1"><text:span text:style-name="T6"><text:tab/>Precondições: </text:span><text:span text:style-name="T20">O aluno está identificado pelo sistema.</text:span></text:p>
      <text:p text:style-name="P1"><text:tab/><text:span text:style-name="T1">Cenário Principal: </text:span></text:p>
      <text:p text:style-name="P9"><text:span text:style-name="T16"><text:tab/>Include caso de uso “Validar Usuário”.</text:span></text:p>
      <text:p text:style-name="P10"><text:span text:style-name="T15">1. </text:span><text:span text:style-name="T13">O aluno solicita a realização da inscrição.</text:span></text:p>
      <text:p text:style-name="P10"><text:span text:style-name="T20">2. O sistema c</text:span><text:span text:style-name="T16">onsulta o curso do aluno.</text:span></text:p>
      <text:p text:style-name="P10"><text:span text:style-name="T20">3</text:span><text:span text:style-name="T15">. </text:span><text:span text:style-name="T20">O sistema</text:span><text:span text:style-name="T15"> </text:span><text:span text:style-name="T20">v</text:span><text:span text:style-name="T16">erifica </text:span><text:span text:style-name="T14">as</text:span><text:span text:style-name="T16"> Disciplina</text:span><text:span text:style-name="T14">s</text:span><text:span text:style-name="T16"> disponíve</text:span><text:span text:style-name="T14">is</text:span><text:span text:style-name="T16"> para o curso do aluno.</text:span></text:p>
      <text:p text:style-name="P10"><text:span text:style-name="T20">4. </text:span><text:span text:style-name="T13">O sistema apresenta as Disciplinas para as quais o aluno cumpre o(s) pré-requisito(s), excetuando-se </text:span><text:span text:style-name="T14">as que já foram cursadas.</text:span></text:p>
      <text:p text:style-name="P9"><text:span text:style-name="T20">5</text:span><text:span text:style-name="T15">. </text:span><text:span text:style-name="T14">O aluno seleciona a Turma na qual deseja se matricular.</text:span></text:p>
      <text:p text:style-name="P9"><text:span text:style-name="T20">6</text:span><text:span text:style-name="T15">. </text:span><text:span text:style-name="T20">O sistema</text:span><text:span text:style-name="T15"> </text:span><text:span text:style-name="T20">c</text:span><text:span text:style-name="T16">onsulta se há vagas disponíveis na Turma da Disciplina </text:span><text:span text:style-name="T14">selecionada</text:span><text:span text:style-name="T16">.</text:span></text:p>
      <text:p text:style-name="P9"><text:span text:style-name="T20">7</text:span><text:span text:style-name="T15">. </text:span><text:span text:style-name="T20">O sistema</text:span><text:span text:style-name="T15"> </text:span><text:span text:style-name="T20">e</text:span><text:span text:style-name="T16">xibe mensagem com confirmação da disponibilidade de vagas na Turma.</text:span></text:p>
      <text:p text:style-name="P10"><text:span text:style-name="T20">8</text:span><text:span text:style-name="T15">. </text:span><text:span text:style-name="T20">O sistema v</text:span><text:span text:style-name="T10">erifica a soma dos créditos das disciplinas que o aluno está inscrito naquele semestre.</text:span></text:p>
      <text:p text:style-name="P10"><text:span text:style-name="T20">9</text:span><text:span text:style-name="T15">. O sistema informa as turmas para as quais o aluno foi designado e informa, para cada Turma, o professor, os horários e os respectivos locais de cada aula.</text:span></text:p>
      <text:p text:style-name="P10"><text:span text:style-name="T20">10</text:span><text:span text:style-name="T15">. O aluno confere as informações. </text:span><text:span text:style-name="T14">Nesse momento, </text:span><text:span text:style-name="T15">é possível que o caso de uso retorne para o passo 3, caso o aluno queira remover ou inserir disciplinas à lista de disciplinas a cursar.</text:span></text:p>
      <text:p text:style-name="P10"><text:span text:style-name="T20">11</text:span><text:span text:style-name="T15">. O sistema registra a inscrição do aluno, envia os dados sobre a mesma para o sistema de faturamento</text:span><text:span text:style-name="T16">.</text:span></text:p>
      <text:p text:style-name="P10"><text:span text:style-name="T20">12. O sistema atualiza o Sistema de Faturamento</text:span><text:span text:style-name="T16">.</text:span></text:p>
      <text:p text:style-name="P10"><text:span text:style-name="T20">13. O sistema</text:span><text:span text:style-name="T16"> </text:span><text:span text:style-name="T20">e</text:span><text:span text:style-name="T16">xibe mensagem com confirmação de inscrição.</text:span></text:p>
      <text:p text:style-name="P10"><text:span text:style-name="T20">14. </text:span><text:span text:style-name="T17">O caso de uso é encerrado.</text:span><text:span text:style-name="T16"> </text:span></text:p>
      <text:p text:style-name="P3"><text:span text:style-name="T2"><text:tab/>Cenário </text:span><text:span text:style-name="T6">de exceção</text:span><text:span text:style-name="T2"> </text:span><text:span text:style-name="T5">1</text:span><text:span text:style-name="T2">:</text:span></text:p>
      <text:p text:style-name="P3"><text:span text:style-name="T2"><text:tab/></text:span><text:span text:style-name="T8">Idêntico ao principal. </text:span><text:span text:style-name="T11">Quando a validação do usuário for recusada</text:span><text:span text:style-name="T8">, o caso é reiniciado.</text:span></text:p>
      <text:p text:style-name="P4"><text:span text:style-name="T7"><text:tab/></text:span><text:span text:style-name="T4">Cenário </text:span><text:span text:style-name="T6">de exceção <text:s/>2</text:span><text:span text:style-name="T4">: </text:span></text:p>
      <text:p text:style-name="P4"><text:span text:style-name="T4"><text:tab/></text:span><text:span text:style-name="T10">Idêntico ao principal. </text:span><text:span text:style-name="T11">Quando</text:span><text:span text:style-name="T10"> a disciplina não est</text:span><text:span text:style-name="T11">iver</text:span><text:span text:style-name="T10"> disponível para o curso do aluno, o sistema exibe mensagem de “</text:span><text:span text:style-name="T11">Disciplina não disponível para o curso” e </text:span><text:span text:style-name="T10">o caso é reiniciado.</text:span></text:p>
      <text:p text:style-name="P4"><text:span text:style-name="T7"><text:tab/></text:span><text:span text:style-name="T5">Cenário </text:span><text:span text:style-name="T6">de exceção <text:s/>3</text:span><text:span text:style-name="T5">: </text:span></text:p>
      <text:p text:style-name="P4"><text:span text:style-name="T5"><text:tab/></text:span><text:span text:style-name="T11">Idêntico ao principal. Quando o número de inscritos na Turma for igual à 40, o sistema exibe mensagem de “Turma cheia” e o caso é reiniciado.</text:span></text:p>
      <text:p text:style-name="P4"><text:span text:style-name="T7"><text:tab/></text:span><text:span text:style-name="T5">Cenário </text:span><text:span text:style-name="T6">de exceção <text:s/>4</text:span><text:span text:style-name="T5">: </text:span></text:p>
      <text:p text:style-name="P4"><text:span text:style-name="T5"><text:tab/></text:span><text:span text:style-name="T11">Idêntico ao principal. Quando a soma entre os créditos das Disciplinas inscritas do aluno e, a disciplina consultada, for igual ou maior do que 20, o sistema exibe mensagem de “limite de créditos excedidos” e o caso é reiniciado.</text:span></text:p>
      <text:p text:style-name="P4"><text:span text:style-name="T11"><text:tab/></text:span><text:span text:style-name="T5">Cenário </text:span><text:span text:style-name="T6">de exceção 5</text:span><text:span text:style-name="T5">: </text:span></text:p>
      <text:p text:style-name="P4"><text:span text:style-name="T5"><text:tab/></text:span><text:span text:style-name="T11">Idêntico ao principal. Quando o horário da Disciplina consultada se choca com o horário de alguma disciplina já inscrita, o sistema exibe mensagem de “Disciplina consultada possui horário chocante com a Disciplina ”Identificador_Disciplina” ”. </text:span></text:p>
      <text:p text:style-name="P4"><text:span text:style-name="T7"><text:tab/></text:span><text:span text:style-name="T1">Cenário Alternativo </text:span><text:span text:style-name="T6">1</text:span><text:span text:style-name="T1">:</text:span></text:p>
      <text:p text:style-name="P1"><text:span text:style-name="T1"><text:tab/></text:span><text:span text:style-name="T8">Idêntico ao principal. Após a confirmação da inscrição, o usuário é direcionado para uma tela onde ele pode selecionar a conclusão das inscrições ou, adicionar outra disciplina. No caso de adicionar outra disciplina, o caso é reiniciado.</text:span></text:p>
      <text:p text:style-name="P1"><text:span text:style-name="T8"><text:tab/></text:span><text:span text:style-name="T3">Cenário Alternativo </text:span><text:span text:style-name="T6">2</text:span><text:span text:style-name="T3">: </text:span></text:p>
      <text:p text:style-name="P2"><text:span text:style-name="T3"><text:tab/></text:span><text:span text:style-name="T9">Idêntico ao principal. Em qualquer momento o usuário pode selecionar a opção “cancelar” e voltar à página inicial do portal.</text:span></text:p>
      <text:p text:style-name="P2"><text:span text:style-name="T9"/></text:p>
      <text:p text:style-name="P6"><text:soft-page-break/>2.<text:tab/>Nome:<text:tab/> <text:span text:style-name="T7">Criar Turma.</text:span></text:p>
      <text:p text:style-name="P6"><text:span text:style-name="T7"><text:tab/></text:span>Cenário Principal:</text:p>
      <text:p text:style-name="P7"><text:tab/><text:span text:style-name="T7">Include no caso de uso “Validar Usuário”. </text:span><text:span text:style-name="T11">Exibe tela para login. </text:span><text:span text:style-name="T16">Obtém e verifica o login do aluno. Exibe mensagem de acesso autorizado. </text:span><text:span text:style-name="T18">O coordenador do respectivo Curso </text:span><text:span text:style-name="T19">solicita a criação de uma nova turma, passando como parâmetros, um</text:span><text:span text:style-name="T18"> professor, </text:span><text:span text:style-name="T19">uma disciplina, O(s) horário(s), uma descrição e a(s) sala(s) em que será(ão) ministrada(s) a(s) aula(s)</text:span><text:span text:style-name="T18">. </text:span><text:span text:style-name="T19">Sistema retorna relatório com as informações da nova turma e atualiza o banco de dados</text:span></text:p>
      <text:p text:style-name="P2"><text:span text:style-name="T9"/></text:p>
      <text:p text:style-name="P5"><text:span text:style-name="T23">3</text:span>.<text:tab/>Nome: <text:span text:style-name="T7">Visualizar currículo escolar.</text:span></text:p>
      <text:p text:style-name="P5"><text:span text:style-name="T7"><text:tab/></text:span>Cenário Principal:</text:p>
      <text:p text:style-name="P5"><text:tab/><text:span text:style-name="T7">Inlclude caso de uso “Validar Usuário”. </text:span><text:span text:style-name="T12">Exibe tela para visualizar currículo. </text:span><text:span text:style-name="T7">Obtém e verifica o login do aluno. Sistema retorna </text:span><text:span text:style-name="T12">o <text:s/>currículo escolar no formato PDF.</text:span></text:p>
      <text:p text:style-name="P5"><text:span text:style-name="T12"><text:tab/></text:span><text:span text:style-name="T22">Cenário Secundário 1:</text:span></text:p>
      <text:p text:style-name="P5"><text:tab/><text:span text:style-name="T12">Idêntico ao principal. Quando a validação do usuário for recusada, o caso é reiniciado.</text:span></text:p>
      <text:p text:style-name="P5"><text:span text:style-name="T12"/></text:p>
      <text:p text:style-name="P5"><text:span text:style-name="T7"><text:tab/></text:span></text:p>
      <text:p text:style-name="P2"><text:span text:style-name="T9"><text:s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3:29:29.144000000</meta:creation-date>
    <dc:date>2016-06-27T18:58:35.423000000</dc:date>
    <meta:editing-duration>PT13H14M50S</meta:editing-duration>
    <meta:editing-cycles>10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48" meta:word-count="610" meta:character-count="3790" meta:non-whitespace-character-count="3182"/>
  </office:meta>
</office:document-meta>
</file>